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Positionsmodul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&lt;Bild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ultikamerakalibrierung</text:p>
              </text:list-item>
              <text:list-item>
                <text:p>Berechnung der Positionen aus Kameradaten</text:p>
              </text:list-item>
              <text:list-item>
                <text:p>Berechnung des Trackingbereich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Schwierigkeiten</text:p>
          </draw:text-box>
        </draw:frame>
        <draw:frame presentation:style-name="pr2" draw:layer="layout" svg:width="25.8cm" svg:height="15.379cm" svg:x="1.239cm" svg:y="5.021cm" presentation:class="outline" presentation:user-transformed="true">
          <draw:text-box>
            <text:list text:style-name="L2">
              <text:list-item>
                <text:p>Problem: Multikamerakalibrierung</text:p>
                <text:list>
                  <text:list-item>
                    <text:p>Lösung: Kalibrierung mittels Matlab über die amcctoolbox und Kontakt mit australischem Entwickler.</text:p>
                  </text:list-item>
                </text:list>
              </text:list-item>
              <text:list-item>
                <text:p>Problem: Drehung der Kameraebene in Ursprungsebene</text:p>
                <text:list>
                  <text:list-item>
                    <text:p>Lösung: Mittels Schnittgerade der Kameraebene mit der Ursprungebene</text:p>
                  </text:list-item>
                </text:list>
              </text:list-item>
              <text:list-item>
                <text:p>Problem: Geschwindigkeit der Positionsberechnung</text:p>
                <text:list>
                  <text:list-item>
                    <text:p>Lösung: Berechnung ohne Matlab</text:p>
                  </text:list-item>
                </text:list>
              </text:list-item>
              <text:list-item>
                <text:p>Problem: Finden einer geeigneten Form des <text:tab/><text:tab/><text:tab/><text:tab/>Trackingbereiches</text:p>
                <text:list>
                  <text:list-item>
                    <text:p>Lösung: Zwei Pyrami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Endergebnis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 </meta:initial-creator>
    <meta:creation-date>2014-04-08T11:38:39</meta:creation-date>
    <dc:date>2014-04-08T14:40:30</dc:date>
    <dc:creator>dani </dc:creator>
    <meta:editing-duration>PT1H18M30S</meta:editing-duration>
    <meta:editing-cycles>6</meta:editing-cycles>
    <meta:generator>LibreOffice/4.0.2.2$Linux_X86_64 LibreOffice_project/400m0$Build-2</meta:generator>
    <meta:document-statistic meta:object-count="37"/>
  </office:meta>
</office:document-meta>
</file>